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2" style:family="paragraph" style:parent-style-name="Standard">
      <style:text-properties officeooo:paragraph-rsid="001950c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01b3743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officeooo:paragraph-rsid="001c52b0"/>
    </style:style>
    <style:style style:name="P7" style:family="paragraph" style:parent-style-name="Standard">
      <style:text-properties officeooo:rsid="0020b550" officeooo:paragraph-rsid="0020b550"/>
    </style:style>
    <style:style style:name="P8" style:family="paragraph" style:parent-style-name="Standard">
      <style:paragraph-properties fo:break-before="page"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1c52b0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paragraph-rsid="001c52b0" style:font-size-asian="10pt" style:font-size-complex="10pt"/>
    </style:style>
    <style:style style:name="P11" style:family="paragraph" style:parent-style-name="CODE">
      <style:text-properties style:font-name="DejaVu Sans Mono" fo:font-size="10pt" officeooo:rsid="001950cc" style:font-size-asian="10pt" style:font-size-complex="10pt"/>
    </style:style>
    <style:style style:name="P12" style:family="paragraph" style:parent-style-name="CODE">
      <style:text-properties officeooo:paragraph-rsid="001950cc"/>
    </style:style>
    <style:style style:name="P13" style:family="paragraph" style:parent-style-name="Standard">
      <style:text-properties fo:font-size="7pt" officeooo:paragraph-rsid="001b3743" style:font-size-asian="6.09999990463257pt" style:font-size-complex="7pt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officeooo:rsid="00210a73" officeooo:paragraph-rsid="00210a73" style:font-size-asian="14pt" style:font-size-complex="14pt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officeooo:paragraph-rsid="001c52b0" style:font-size-asian="10pt" style:font-size-complex="10pt"/>
    </style:style>
    <style:style style:name="P18" style:family="paragraph" style:parent-style-name="Standard">
      <style:text-properties officeooo:rsid="0020d3ed" officeooo:paragraph-rsid="0020d3ed"/>
    </style:style>
    <style:style style:name="P19" style:family="paragraph" style:parent-style-name="Standard">
      <style:text-properties officeooo:rsid="00210a73" officeooo:paragraph-rsid="00210a73"/>
    </style:style>
    <style:style style:name="P20" style:family="paragraph" style:parent-style-name="Standard">
      <style:text-properties officeooo:rsid="00210a73" officeooo:paragraph-rsid="00317307"/>
    </style:style>
    <style:style style:name="P21" style:family="paragraph" style:parent-style-name="Standard">
      <style:text-properties style:text-underline-style="solid" style:text-underline-width="auto" style:text-underline-color="font-color" officeooo:rsid="00241964" officeooo:paragraph-rsid="00241964"/>
    </style:style>
    <style:style style:name="P22" style:family="paragraph" style:parent-style-name="Standard">
      <style:text-properties officeooo:rsid="00289b14" officeooo:paragraph-rsid="00289b14"/>
    </style:style>
    <style:style style:name="P23" style:family="paragraph" style:parent-style-name="Standard">
      <style:text-properties officeooo:rsid="00291c7d" officeooo:paragraph-rsid="00291c7d"/>
    </style:style>
    <style:style style:name="P24" style:family="paragraph" style:parent-style-name="Standard">
      <style:text-properties officeooo:rsid="0029e3dd" officeooo:paragraph-rsid="0029e3dd"/>
    </style:style>
    <style:style style:name="P25" style:family="paragraph" style:parent-style-name="Standard">
      <style:text-properties officeooo:rsid="002f271f" officeooo:paragraph-rsid="002f271f"/>
    </style:style>
    <style:style style:name="P26" style:family="paragraph" style:parent-style-name="Standard">
      <style:text-properties officeooo:rsid="00363e7a" officeooo:paragraph-rsid="00363e7a"/>
    </style:style>
    <style:style style:name="P27" style:family="paragraph" style:parent-style-name="Standard">
      <style:text-properties officeooo:rsid="00363e7a" officeooo:paragraph-rsid="0039708a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63e7a" officeooo:paragraph-rsid="0039708a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493a7" officeooo:paragraph-rsid="002493a7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93a7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a231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65dec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5dec" officeooo:paragraph-rsid="00265dec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210a73" officeooo:paragraph-rsid="002493a7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5a8fd" officeooo:paragraph-rsid="0035a8fd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376847" officeooo:paragraph-rsid="00376847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ize="16pt" officeooo:rsid="0035a8fd" officeooo:paragraph-rsid="0035a8fd" style:font-size-asian="16pt" style:font-size-complex="16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403c3f" officeooo:paragraph-rsid="00403c3f"/>
    </style:style>
    <style:style style:name="P39" style:family="paragraph" style:parent-style-name="CODE">
      <style:text-properties style:font-name="DejaVu Sans Mono" fo:font-size="10pt" officeooo:paragraph-rsid="001950cc" style:font-size-asian="10pt" style:font-size-complex="10pt"/>
    </style:style>
    <style:style style:name="P40" style:family="paragraph">
      <loext:graphic-properties draw:fill="none" draw:fill-color="#ffffff"/>
    </style:style>
    <style:style style:name="T1" style:family="text">
      <style:text-properties officeooo:rsid="001950c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91c7d" fo:background-color="#ffff00" loext:char-shading-value="0"/>
    </style:style>
    <style:style style:name="T8" style:family="text">
      <style:text-properties officeooo:rsid="00317307" fo:background-color="#ffff00" loext:char-shading-value="0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background-color="#ffff00" loext:char-shading-value="0" style:font-size-asian="8pt" style:font-size-complex="8pt"/>
    </style:style>
    <style:style style:name="T11" style:family="text">
      <style:text-properties fo:color="#999999" officeooo:rsid="001a0336"/>
    </style:style>
    <style:style style:name="T12" style:family="text">
      <style:text-properties fo:color="#999999" officeooo:rsid="002b9c52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background-color="#ffff00" loext:char-shading-value="0" style:font-size-asian="7pt" style:font-size-complex="7pt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officeooo:rsid="001d2e80"/>
    </style:style>
    <style:style style:name="T18" style:family="text">
      <style:text-properties officeooo:rsid="00210a73"/>
    </style:style>
    <style:style style:name="T19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241964"/>
    </style:style>
    <style:style style:name="T22" style:family="text">
      <style:text-properties officeooo:rsid="002493a7"/>
    </style:style>
    <style:style style:name="T23" style:family="text">
      <style:text-properties officeooo:rsid="0024a231"/>
    </style:style>
    <style:style style:name="T24" style:family="text">
      <style:text-properties officeooo:rsid="00291c7d"/>
    </style:style>
    <style:style style:name="T25" style:family="text">
      <style:text-properties officeooo:rsid="002f5c81"/>
    </style:style>
    <style:style style:name="T26" style:family="text">
      <style:text-properties officeooo:rsid="00317307"/>
    </style:style>
    <style:style style:name="T27" style:family="text">
      <style:text-properties fo:font-size="12pt" officeooo:rsid="0039708a" style:font-size-asian="12pt" style:font-size-complex="12pt"/>
    </style:style>
    <style:style style:name="T28" style:family="text">
      <style:text-properties officeooo:rsid="003b1dd6"/>
    </style:style>
    <style:style style:name="gr1" style:family="graphic">
      <style:graphic-properties draw:stroke="none" svg:stroke-color="#000000" draw:fill="none" draw:fill-color="#ffffff" fo:min-height="1.533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"</text:p>
      <text:p text:style-name="P2"><text:tab/>since 0.9 you can compile the core as a shared library by running: </text:p>
      <text:p text:style-name="P2"/>
      <text:p text:style-name="P11"><text:tab/><text:span text:style-name="CODE">make -C libs/openFrameworksCompiled/project/ -PLATFORM_OS=Android SHAREDCORE=1</text:span></text:p>
      <text:p text:style-name="P11"><text:span text:style-name="CODE"/></text:p>
      <text:p text:style-name="P2"><text:tab/>which will generate a shared library in openframeworksCompiled/lib/android <text:span text:style-name="T13">"</text:span></text:p>
      <text:p text:style-name="P13"/>
      <text:p text:style-name="P4"><text:a xlink:type="simple" xlink:href="https://forum.openframeworks.cc/t/plugin-system-addon-for-openframeworks-linker-and-makefile-issue/22536/2" text:style-name="Internet_20_link" text:visited-style-name="Visited_20_Internet_20_Link"><text:span text:style-name="T2">https://forum.openframeworks.cc/t/plugin-system-addon-for-openframeworks-linker-and-makefile-issue/22536/2</text:span></text:a></text:p>
      <text:p text:style-name="P4"/>
      <text:p text:style-name="P4"/>
      <text:p text:style-name="Standard">generate shared library since version 0.9</text:p>
      <text:p text:style-name="P12"><text:tab/><text:span text:style-name="CODE">make -C libs/openFrameworksCompiled/project/ -PLATFORM_OS=Android SHAREDCORE=1</text:span></text:p>
      <text:p text:style-name="P39"/>
      <text:p text:style-name="P39"/>
      <text:p text:style-name="P1"><text:span text:style-name="CODE"><text:span text:style-name="T16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reating library <text:s/>/home/ravenskrag/Experiments/OpenFrameworks/of_v0.9.3_linux64_release/libs/openFrameworksCompiled/lib/linux64/libopenFrameworksDebug.a</text:span></text:p>
      <text:p text:style-name="P1"><text:span text:style-name="CODE"><text:span text:style-name="T5">cc -shared</text:span></text:span><text:span text:style-name="CODE"> /home/ravenskrag/Experiments/OpenFrameworks/of_v0.9.3_linux64_release/libs/openFrameworksCompiled/lib/linux64/obj/Debug/libs/openFrameworks/math/ofMatrix4x4.o /home/ravenskrag/Experiments/OpenFrameworks/of_v0.9.3_linux64_release/libs/openFrameworksCompiled/lib/linux64/obj/Debug/libs/openFrameworks/math/ofVec4f.o /home/ravenskrag/Experiments/OpenFrameworks/of_v0.9.3_linux64_release/libs/openFrameworksCompiled/lib/linux64/obj/Debug/libs/openFrameworks/math/ofQuaternion.o /home/ravenskrag/Experiments/OpenFrameworks/of_v0.9.3_linux64_release/libs/openFrameworksCompiled/lib/linux64/obj/Debug/libs/openFrameworks/math/ofMath.o /home/ravenskrag/Experiments/OpenFrameworks/of_v0.9.3_linux64_release/libs/openFrameworksCompiled/lib/linux64/obj/Debug/libs/openFrameworks/math/ofVec2f.o /home/ravenskrag/Experiments/OpenFrameworks/of_v0.9.3_linux64_release/libs/openFrameworksCompiled/lib/linux64/obj/Debug/libs/openFrameworks/math/ofMatrix3x3.o /home/ravenskrag/Experiments/OpenFrameworks/of_v0.9.3_linux64_release/libs/openFrameworksCompiled/lib/linux64/obj/Debug/libs/openFrameworks/sound/ofOpenALSoundPlayer.o /home/ravenskrag/Experiments/OpenFrameworks/of_v0.9.3_linux64_release/libs/openFrameworksCompiled/lib/linux64/obj/Debug/libs/openFrameworks/sound/ofSoundBuffer.o /home/ravenskrag/Experiments/OpenFrameworks/of_v0.9.3_linux64_release/libs/openFrameworksCompiled/lib/linux64/obj/Debug/libs/openFrameworks/sound/ofSoundStream.o /home/ravenskrag/Experiments/OpenFrameworks/of_v0.9.3_linux64_release/libs/openFrameworksCompiled/lib/linux64/obj/Debug/libs/openFrameworks/sound/ofSoundPlayer.o /home/ravenskrag/Experiments/OpenFrameworks/of_v0.9.3_linux64_release/libs/openFrameworksCompiled/lib/linux64/obj/Debug/libs/openFrameworks/sound/ofBaseSoundStream.</text:span><text:soft-page-break/><text:span text:style-name="CODE">o /home/ravenskrag/Experiments/OpenFrameworks/of_v0.9.3_linux64_release/libs/openFrameworksCompiled/lib/linux64/obj/Debug/libs/openFrameworks/sound/ofRtAudioSoundStream.o /home/ravenskrag/Experiments/OpenFrameworks/of_v0.9.3_linux64_release/libs/openFrameworksCompiled/lib/linux64/obj/Debug/libs/openFrameworks/sound/ofFmodSoundPlayer.o /home/ravenskrag/Experiments/OpenFrameworks/of_v0.9.3_linux64_release/libs/openFrameworksCompiled/lib/linux64/obj/Debug/libs/openFrameworks/video/ofVideoGrabber.o /home/ravenskrag/Experiments/OpenFrameworks/of_v0.9.3_linux64_release/libs/openFrameworksCompiled/lib/linux64/obj/Debug/libs/openFrameworks/video/ofGstUtils.o /home/ravenskrag/Experiments/OpenFrameworks/of_v0.9.3_linux64_release/libs/openFrameworksCompiled/lib/linux64/obj/Debug/libs/openFrameworks/video/ofGstVideoPlayer.o /home/ravenskrag/Experiments/OpenFrameworks/of_v0.9.3_linux64_release/libs/openFrameworksCompiled/lib/linux64/obj/Debug/libs/openFrameworks/video/ofVideoPlayer.o /home/ravenskrag/Experiments/OpenFrameworks/of_v0.9.3_linux64_release/libs/openFrameworksCompiled/lib/linux64/obj/Debug/libs/openFrameworks/video/ofGstVideoGrabber.o /home/ravenskrag/Experiments/OpenFrameworks/of_v0.9.3_linux64_release/libs/openFrameworksCompiled/lib/linux64/obj/Debug/libs/openFrameworks/communication/ofSerial.o /home/ravenskrag/Experiments/OpenFrameworks/of_v0.9.3_linux64_release/libs/openFrameworksCompiled/lib/linux64/obj/Debug/libs/openFrameworks/communication/ofArduino.o /home/ravenskrag/Experiments/OpenFrameworks/of_v0.9.3_linux64_release/libs/openFrameworksCompiled/lib/linux64/obj/Debug/libs/openFrameworks/app/ofAppRunner.o /home/ravenskrag/Experiments/OpenFrameworks/of_v0.9.3_linux64_release/libs/openFrameworksCompiled/lib/linux64/obj/Debug/libs/openFrameworks/app/ofAppNoWindow.o /home/ravenskrag/Experiments/OpenFrameworks/of_v0.9.3_linux64_release/libs/openFrameworksCompiled/lib/linux64/obj/Debug/libs/openFrameworks/app/ofAppGlutWindow.o /home/ravenskrag/Experiments/OpenFrameworks/of_v0.9.3_linux64_release/libs/openFrameworksCompiled/lib/linux64/obj/Debug/libs/openFrameworks/app/ofMainLoop.o /home/ravenskrag/Experiments/OpenFrameworks/of_v0.9.3_linux64_release/libs/openFrameworksCompiled/lib/linux64/obj/Debug/libs/openFrameworks/app/ofAppGLFWWindow.o /home/ravenskrag/Experiments/OpenFrameworks/of_v0.9.3_linux64_release/libs/openFrameworksCompiled/lib/linux64/obj/Debug/libs/openFrameworks/utils/ofLog.o /home/ravenskrag/Experiments/OpenFrameworks/of_v0.9.3_linux64_release/libs/openFrameworksCompiled/lib/linux64/obj/Debug/libs/openFrameworks/utils/ofURLFileLoader.o /home/ravenskrag/Experiments/OpenFrameworks/of_v0.9.3_linux64_release/libs/openFrameworksCompiled/lib/linux64/obj/Debug/libs/openFrameworks/utils/ofSystemUtils.o /home/ravenskrag/Experiments/OpenFrameworks/of_v0.9.3_linux64_release/libs/openFrameworksCompiled/lib/linux64/obj/Debug/libs/openFrameworks/utils/ofFileUtils.o /home/ravenskrag/Experiments/OpenFrameworks/of_v0.9.3_linux64_release/libs/openFrameworksCompiled/lib/linux64/obj/Debug/libs/openFrameworks/utils/ofXml.o /home/ravenskrag/Experiments/OpenFrameworks/of_v0.9.3_linux64_release/libs/openFrameworksCompiled/lib/linux64/obj/Debug/libs/openFrameworks/utils/ofTimer.o /home/ravenskrag/Experiments/OpenFrameworks/of_v0.9.3_linux64_release/libs/openFrameworksCompiled/lib/linux64/obj/Debug/libs/openFrameworks/utils/ofUtils.o /home/ravenskrag/Experiments/OpenFrameworks/of_v0.9.3_linux64_release/libs/openFrameworksCompiled/lib/linux64/obj/Debug/libs/openFrameworks/utils/ofMatrixStack.o /home/ravenskrag/Experiments/OpenFrameworks/of_v0.9.3_linux64_release/libs/openFrameworksCompiled/lib/linux64/obj/Debug/libs/openFrameworks/utils/ofFpsCounter.o /home/ravenskrag/Experiments/OpenFrameworks/of_v0.9.3_linux64_release/libs/openFrameworksCompiled/lib/linux64/obj/Debug/libs/openFrameworks/utils/ofThread.o /home/ravenskrag/Experiments/OpenFrameworks/of_v0.9.3_linux64_release/libs/openFrameworksCompiled/lib/linux64/obj/Debug/libs/openFrameworks/events/ofEvents.o /home/ravenskrag/Experiments/OpenFrameworks/of_v0.9.3_linux64_release/libs/openFrameworksCompiled/lib/linux64/obj/Debug/libs/openFrameworks/3d/ofEasyCam.o /home/ravenskrag/Experiments/OpenFrameworks/of_v0.9.3_linux64_release/libs/openFra</text:span><text:soft-page-break/><text:span text:style-name="CODE">meworksCompiled/lib/linux64/obj/Debug/libs/openFrameworks/3d/ofCamera.o /home/ravenskrag/Experiments/OpenFrameworks/of_v0.9.3_linux64_release/libs/openFrameworksCompiled/lib/linux64/obj/Debug/libs/openFrameworks/3d/of3dUtils.o /home/ravenskrag/Experiments/OpenFrameworks/of_v0.9.3_linux64_release/libs/openFrameworksCompiled/lib/linux64/obj/Debug/libs/openFrameworks/3d/of3dPrimitives.o /home/ravenskrag/Experiments/OpenFrameworks/of_v0.9.3_linux64_release/libs/openFrameworksCompiled/lib/linux64/obj/Debug/libs/openFrameworks/3d/ofNode.o /home/ravenskrag/Experiments/OpenFrameworks/of_v0.9.3_linux64_release/libs/openFrameworksCompiled/lib/linux64/obj/Debug/libs/openFrameworks/3d/ofMesh.o /home/ravenskrag/Experiments/OpenFrameworks/of_v0.9.3_linux64_release/libs/openFrameworksCompiled/lib/linux64/obj/Debug/libs/openFrameworks/types/ofColor.o /home/ravenskrag/Experiments/OpenFrameworks/of_v0.9.3_linux64_release/libs/openFrameworksCompiled/lib/linux64/obj/Debug/libs/openFrameworks/types/ofRectangle.o /home/ravenskrag/Experiments/OpenFrameworks/of_v0.9.3_linux64_release/libs/openFrameworksCompiled/lib/linux64/obj/Debug/libs/openFrameworks/types/ofParameterGroup.o /home/ravenskrag/Experiments/OpenFrameworks/of_v0.9.3_linux64_release/libs/openFrameworksCompiled/lib/linux64/obj/Debug/libs/openFrameworks/types/ofBaseTypes.o /home/ravenskrag/Experiments/OpenFrameworks/of_v0.9.3_linux64_release/libs/openFrameworksCompiled/lib/linux64/obj/Debug/libs/openFrameworks/types/ofParameter.o /home/ravenskrag/Experiments/OpenFrameworks/of_v0.9.3_linux64_release/libs/openFrameworksCompiled/lib/linux64/obj/Debug/libs/openFrameworks/graphics/ofTessellator.o /home/ravenskrag/Experiments/OpenFrameworks/of_v0.9.3_linux64_release/libs/openFrameworksCompiled/lib/linux64/obj/Debug/libs/openFrameworks/graphics/ofCairoRenderer.o /home/ravenskrag/Experiments/OpenFrameworks/of_v0.9.3_linux64_release/libs/openFrameworksCompiled/lib/linux64/obj/Debug/libs/openFrameworks/graphics/ofGraphics.o /home/ravenskrag/Experiments/OpenFrameworks/of_v0.9.3_linux64_release/libs/openFrameworksCompiled/lib/linux64/obj/Debug/libs/openFrameworks/graphics/ofTrueTypeFont.o /home/ravenskrag/Experiments/OpenFrameworks/of_v0.9.3_linux64_release/libs/openFrameworksCompiled/lib/linux64/obj/Debug/libs/openFrameworks/graphics/ofPolyline.o /home/ravenskrag/Experiments/OpenFrameworks/of_v0.9.3_linux64_release/libs/openFrameworksCompiled/lib/linux64/obj/Debug/libs/openFrameworks/graphics/ofBitmapFont.o /home/ravenskrag/Experiments/OpenFrameworks/of_v0.9.3_linux64_release/libs/openFrameworksCompiled/lib/linux64/obj/Debug/libs/openFrameworks/graphics/ofImage.o /home/ravenskrag/Experiments/OpenFrameworks/of_v0.9.3_linux64_release/libs/openFrameworksCompiled/lib/linux64/obj/Debug/libs/openFrameworks/graphics/ofRendererCollection.o /home/ravenskrag/Experiments/OpenFrameworks/of_v0.9.3_linux64_release/libs/openFrameworksCompiled/lib/linux64/obj/Debug/libs/openFrameworks/graphics/ofPath.o /home/ravenskrag/Experiments/OpenFrameworks/of_v0.9.3_linux64_release/libs/openFrameworksCompiled/lib/linux64/obj/Debug/libs/openFrameworks/graphics/ofPixels.o /home/ravenskrag/Experiments/OpenFrameworks/of_v0.9.3_linux64_release/libs/openFrameworksCompiled/lib/linux64/obj/Debug/libs/openFrameworks/graphics/of3dGraphics.o /home/ravenskrag/Experiments/OpenFrameworks/of_v0.9.3_linux64_release/libs/openFrameworksCompiled/lib/linux64/obj/Debug/libs/openFrameworks/gl/ofVboMesh.o /home/ravenskrag/Experiments/OpenFrameworks/of_v0.9.3_linux64_release/libs/openFrameworksCompiled/lib/linux64/obj/Debug/libs/openFrameworks/gl/ofMaterial.o /home/ravenskrag/Experiments/OpenFrameworks/of_v0.9.3_linux64_release/libs/openFrameworksCompiled/lib/linux64/obj/Debug/libs/openFrameworks/gl/ofFbo.o /home/ravenskrag/Experiments/OpenFrameworks/of_v0.9.3_linux64_release/libs/openFrameworksCompiled/lib/linux64/obj/Debug/libs/openFrameworks/gl/ofGLProgrammableRenderer.o</text:span></text:p>
      <text:p text:style-name="P1"><text:span text:style-name="CODE"><text:s/>/home/ravenskrag/Experiments/OpenFrameworks/of_v0.9.3_linux64_release/libs/openFrameworksCompiled/lib/linux64/obj/Debug/libs/openFrameworks/gl/ofBufferObject.o /home/ravenskrag/Experiments/OpenFrameworks/of_v0.9.3_linux64_release/libs/openFrameworksCompiled/lib/linux64/obj/Debug/libs/openFrameworks/gl/ofShader.o </text:span><text:soft-page-break/><text:span text:style-name="CODE">/home/ravenskrag/Experiments/OpenFrameworks/of_v0.9.3_linux64_release/libs/openFrameworksCompiled/lib/linux64/obj/Debug/libs/openFrameworks/gl/ofVbo.o /home/ravenskrag/Experiments/OpenFrameworks/of_v0.9.3_linux64_release/libs/openFrameworksCompiled/lib/linux64/obj/Debug/libs/openFrameworks/gl/ofTexture.o /home/ravenskrag/Experiments/OpenFrameworks/of_v0.9.3_linux64_release/libs/openFrameworksCompiled/lib/linux64/obj/Debug/libs/openFrameworks/gl/ofLight.o /home/ravenskrag/Experiments/OpenFrameworks/of_v0.9.3_linux64_release/libs/openFrameworksCompiled/lib/linux64/obj/Debug/libs/openFrameworks/gl/ofGLRenderer.o /home/ravenskrag/Experiments/OpenFrameworks/of_v0.9.3_linux64_release/libs/openFrameworksCompiled/lib/linux64/obj/Debug/libs/openFrameworks/gl/ofGLUtils.o -o /home/ravenskrag/Experiments/OpenFrameworks/of_v0.9.3_linux64_release/libs/openFrameworksCompiled/lib/linux64/libopenFrameworksDebug.a <text:s/></text:span></text:p>
      <text:p text:style-name="P1"><text:span text:style-name="CODE">/usr/bin/ld: </text:span><text:span text:style-name="CODE"><text:span text:style-name="T5">/home/ravenskrag/Experiments/OpenFrameworks/of_v0.9.3_linux64_release/libs/openFrameworksCompiled/lib/linux64/obj/Debug/libs/openFrameworks/math/ofMatrix4x4.o: relocation R_X86_64_32S against `.data' can not be used when making a shared object; recompile with -fPIC</text:span></text:span></text:p>
      <text:p text:style-name="P1"><text:span text:style-name="CODE">/home/ravenskrag/Experiments/OpenFrameworks/of_v0.9.3_linux64_release/libs/openFrameworksCompiled/lib/linux64/obj/Debug/libs/openFrameworks/math/ofMatrix4x4.o: error adding symbols: Bad value</text:span></text:p>
      <text:p text:style-name="P1"><text:span text:style-name="CODE">collect2: error: ld returned 1 exit status</text:span></text:p>
      <text:p text:style-name="P1"><text:span text:style-name="CODE">makefileCommon/compile.core.mk:258: recipe for target '/home/ravenskrag/Experiments/OpenFrameworks/of_v0.9.3_linux64_release/libs/openFrameworksCompiled/lib/linux64/libopenFrameworksDebug.a' failed</text:span></text:p>
      <text:p text:style-name="P1"><text:span text:style-name="CODE">make[2]: *** [/home/ravenskrag/Experiments/OpenFrameworks/of_v0.9.3_linux64_release/libs/openFrameworksCompiled/lib/linux64/libopenFrameworksDebug.a] Error 1</text:span></text:p>
      <text:p text:style-name="P1"><text:span text:style-name="CODE">makefileCommon/compile.core.mk:213: recipe for target 'Debug' failed</text:span></text:p>
      <text:p text:style-name="P1"><text:span text:style-name="CODE">make[1]: *** [Debug] Error 2</text:span></text:p>
      <text:p text:style-name="P1"><text:span text:style-name="CODE">makefileCommon/compile.core.mk:229: recipe for target 'all' failed</text:span></text:p>
      <text:p text:style-name="P1"><text:span text:style-name="CODE">make: *** [all] Error 2</text:span></text:p>
      <text:p text:style-name="P8"><text:span text:style-name="CODE"><text:span text:style-name="T16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at: /home/ravenskrag/Experiments/OpenFrameworks/of_v0.9.3_linux64_release/libs/openFrameworksCompiled/lib/linux64/obj/</text:span><text:span text:style-name="CODE"><text:span text:style-name="T5">Debug/.compiler_flags: No such file or directory</text:span></text:span></text:p>
      <text:p text:style-name="P1"><draw:frame text:anchor-type="paragraph" draw:z-index="0" draw:name="Shape1" draw:style-name="gr1" draw:text-style-name="P40" svg:width="0.687in" svg:height="1.5343in" svg:x="-0.6673in" svg:y="0.4146in"><draw:text-box><text:p>Note: -fPIC is not on this list</text:p></draw:text-box></draw:frame><text:span text:style-name="CODE">Compiling /home/ravenskrag/Experiments/OpenFrameworks/of_v0.9.3_linux64_release/libs/openFrameworks/math/ofMatrix4x4.cpp</text:span></text:p>
      <text:p text:style-name="P1"><text:span text:style-name="CODE"><text:span text:style-name="T5">g++ -g3 <text:s/>-Wall -std=c++14 -DGCC_HAS_REGEX -DOF_USING_GTK -DOF_USING_GTK -DOF_USING_MPG123 -D_REENTRANT -pthread -I/usr/include/gstreamer-1.0</text:span></text:span><text:span text:style-name="CODE"> -I/usr/lib/x86_64-linux-gnu/gstreamer-1.0/include -I/usr/include/AL -I/usr/include/alsa -I/usr/include/libdrm -I/usr/include/gtk-3.0 -I/usr/include/at-spi2-atk/2.0 -I/usr/include/at-spi-2.0 -I/usr/include/dbus-1.0 -I/usr/lib/x86_64-linux-gnu/dbus-1.0/include -I/usr/include/gtk-3.0 -I/usr/include/gio-unix-2.0/ -I/usr/include/mirclient -I/usr/include/mircommon -I/usr/include/mircookie -I/usr/include/cairo -I/usr/include/pango-1.0 -I/usr/include/harfbuzz -I/usr/include/pango-1.0 -I/usr/include/atk-1.0 -I/usr/include/cairo -I/usr/include/pixman-1 -I/usr/include/freetype2 -I/usr/include/libpng12 -I/usr/include/gdk-pixbuf-2.0 -I/usr/include/libpng12 -I/usr/include/glib-2.0 -I/usr/lib/x86_64-linux-gnu/glib-2.0/include -I/home/ravenskrag/Experiments/OpenFrameworks/of_v0.9.3_linux64_release/libs/fmodex/include -I/home/ravenskrag/Experiments/OpenFrameworks/of_v0.9.3_linux64_release/libs/glfw/include -I/home/ravenskrag/Experiments/OpenFrameworks/of_v0.9.3_linux64_release/libs/glfw/include/GLFW -I/home/ravenskrag/Experiments/OpenFrameworks/of_v0.9.3_linux64_release/libs/kiss/include -I/home/ravenskrag/Experiments/OpenFrameworks/of_v0.9.3_linux64_release/libs/poco/include -I/home/ravenskrag/Experiments/OpenFrameworks/of_v0.9.3_linux64_release/libs/tess2/include -I/home/ravenskrag/Experiments/OpenFrameworks/of_v0.9.3_linux64_release/libs/utf8cpp/include -I/home/ravenskrag/Experiments/OpenFrameworks/of_v0.9.3_linux64_release/libs/utf8cpp/include/utf8 -I/home/ravenskrag/Experiments/OpenFrameworks/of_v0.9.3_linux64_release/libs/openFrameworks -I/home/ravenskrag/Experiments/OpenFrameworks/of_v0.9.3_linux64_release/libs/openFrameworks/math -I/home/ravenskrag/Experiments/OpenFrameworks/of_v0.9.3_linux64_release/libs/openFrameworks/sound -I/home/ravenskrag/Experiments/OpenFrameworks/of_v0.9.3_linux64_release/libs/openFrameworks/video -I/home/ravenskrag/Experiments/OpenFrameworks/of_v0.9.3_linux64_release/libs/openFrameworks/communication </text:span><text:soft-page-break/><text:span text:style-name="CODE">-I/home/ravenskrag/Experiments/OpenFrameworks/of_v0.9.3_linux64_release/libs/openFrameworks/app -I/home/ravenskrag/Experiments/OpenFrameworks/of_v0.9.3_linux64_release/libs/openFrameworks/utils -I/home/ravenskrag/Experiments/OpenFrameworks/of_v0.9.3_linux64_release/libs/openFrameworks/events -I/home/ravenskrag/Experiments/OpenFrameworks/of_v0.9.3_linux64_release/libs/openFrameworks/3d -I/home/ravenskrag/Experiments/OpenFrameworks/of_v0.9.3_linux64_release/libs/openFrameworks/types -I/home/ravenskrag/Experiments/OpenFrameworks/of_v0.9.3_linux64_release/libs/openFrameworks/graphics -I/home/ravenskrag/Experiments/OpenFrameworks/of_v0.9.3_linux64_release/libs/openFrameworks/gl -DDEBUG <text:s/>-MMD -MP -MF /home/ravenskrag/Experiments/OpenFrameworks/of_v0.9.3_linux64_release/libs/openFrameworksCompiled/lib/linux64/obj/Debug/libs/openFrameworks/math/ofMatrix4x4.d -MT/home/ravenskrag/Experiments/OpenFrameworks/of_v0.9.3_linux64_release/libs/openFrameworksCompiled/lib/linux64/obj/Debug/libs/openFrameworks/math/ofMatrix4x4.o -o /home/ravenskrag/Experiments/OpenFrameworks/of_v0.9.3_linux64_release/libs/openFrameworksCompiled/lib/linux64/obj/Debug/libs/openFrameworks/math/ofMatrix4x4.o -c /home/ravenskrag/Experiments/OpenFrameworks/of_v0.9.3_linux64_release/libs/openFrameworks/math/ofMatrix4x4.cpp</text:span></text:p>
      <text:p text:style-name="P8"><text:span text:style-name="CODE"><text:span text:style-name="T9">/home/ravenskrag/Experiments/OpenFrameworks/of_v0.9.3_linux64_release/scripts/linux/compileOF.sh</text:span></text:span></text:p>
      <text:p text:style-name="Standard">edited compileOF.sh to call</text:p>
      <text:p text:style-name="Standard"/>
      <text:p text:style-name="Standard"><text:span text:style-name="CODE"><text:tab/>make -j$JOBS Debug </text:span><text:span text:style-name="CODE"><text:span text:style-name="T5">SHAREDCORE=1</text:span></text:span></text:p>
      <text:p text:style-name="Standard"><text:span text:style-name="CODE"/></text:p>
      <text:p text:style-name="P3">(similar logic for the Release version)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4">Control Flow Outline</text:p>
      <text:p text:style-name="P1"><text:span text:style-name="CODE"/></text:p>
      <text:p text:style-name="P3">rakefile</text:p>
      <text:p text:style-name="Standard"><text:span text:style-name="CODE">rake base:build</text:span></text:p>
      <text:p text:style-name="Standard"><text:span text:style-name="CODE">compileOF.sh -j4</text:span></text:p>
      <text:p text:style-name="Standard"/>
      <text:p text:style-name="P3">/home/ravenskrag/Experiments/OpenFrameworks/of_v0.9.3_linux64_release/scripts/linux/compileOF.sh</text:p>
      <text:p text:style-name="Standard"><text:span text:style-name="CODE">make -j4 Debug SHAREDCORE=1</text:span></text:p>
      <text:p text:style-name="Standard"/>
      <text:p text:style-name="P17">/home/ravenskrag/Experiments/OpenFrameworks/of_v0.9.3_linux64_release/</text:p>
      <text:p text:style-name="P6"><text:span text:style-name="T2">libs/openFrameworksCompiled/project/</text:span><text:span text:style-name="T3">Makefile</text:span></text:p>
      <text:p text:style-name="P9">/home/ravenskrag/Experiments/OpenFrameworks/of_v0.9.3_linux64_release/</text:p>
      <text:p text:style-name="P10">libs/openFrameworksCompiled/project/makefileCommon/<text:span text:style-name="T5">compile.core.mk</text:span></text:p>
      <text:p text:style-name="Standard"><text:tab/><text:tab/><text:span text:style-name="T4">line 256 or search for "SHAREDCORE"</text:span></text:p>
      <text:p text:style-name="Standard"><text:span text:style-name="CODE">cc </text:span><text:span text:style-name="CODE"><text:span text:style-name="T5">-shared </text:span></text:span><text:span text:style-name="CODE">/home/ravenskrag/Experiments/OpenFrameworks/of_v0.9.3_linux64_release/libs/openFrameworksCompiled/lib/linux64/obj/Debug/libs/openFrameworks/math/ofMatrix4x4.o</text:span></text:p>
      <text:p text:style-name="Standard"/>
      <text:p text:style-name="Standard"><text:tab/>(<text:span text:style-name="T17">list of .o files removed for brevity</text:span>)</text:p>
      <text:p text:style-name="Standard"/>
      <text:p text:style-name="Standard"/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><text:span text:style-name="T1"># with this pipeline, the backend will alert you</text:span></text:span></text:p>
      <text:p text:style-name="P1"><text:span text:style-name="CODE"><text:span text:style-name="T1"># if there are things that won't work in a shared lib</text:span></text:span></text:p>
      <text:p text:style-name="P1"><text:span text:style-name="CODE"><text:span text:style-name="T1"># </text:span></text:span></text:p>
      <text:p text:style-name="P1"><text:span text:style-name="CODE"><text:span text:style-name="T1"># HOWEVER</text:span></text:span></text:p>
      <text:p text:style-name="P1"><text:span text:style-name="CODE"><text:span text:style-name="T1"># </text:span></text:span></text:p>
      <text:p text:style-name="P1"><text:span text:style-name="CODE"><text:span text:style-name="T1"># it will still not properly compile,</text:span></text:span></text:p>
      <text:p text:style-name="P1"><text:span text:style-name="CODE"><text:span text:style-name="T1"># because the flag -fPIC is not being passed</text:span></text:span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Standard"><text:span text:style-name="CODE">line 44, /home/ravenskrag/Experiments/OpenFrameworks/of_v0.9.3_linux64_release/libs/openFrameworksCompiled/project/makefileCommon/compile.core.mk</text:span></text:p>
      <text:p text:style-name="Standard"/>
      <text:p text:style-name="Standard"><text:span text:style-name="CODE"><text:span text:style-name="T11">44</text:span></text:span><text:span text:style-name="CODE"><text:tab/>ALL_CFLAGS = -fPIC</text:span></text:p>
      <text:p text:style-name="Standard"/>
      <text:p text:style-name="Standard">this value <text:span text:style-name="CODE"><text:span text:style-name="T5">ALL_CFLAGS</text:span></text:span> goes through some processing,</text:p>
      <text:p text:style-name="Standard"><text:span text:style-name="T1">a</text:span>nd then eventually becomes the <text:span text:style-name="CODE"><text:span text:style-name="T5">CFLAGS</text:span></text:span> variable</text:p>
      <text:p text:style-name="Standard">this allows you to set build flags for the base oF system</text:p>
      <text:p text:style-name="P7"><text:soft-page-break/>At this point (July 3, 2016, 8:39 PM)</text:p>
      <text:p text:style-name="P7">the C Extension will compile, but execution is not possible, because symbols are still missing.</text:p>
      <text:p text:style-name="P7">I think it is safe to assume that everything in the core oF base library works now, but the dependencies are not yet being linked in.</text:p>
      <text:p text:style-name="P7"/>
      <text:p text:style-name="P18">Will attempt to make further modifications to extconf.rb at this point.</text:p>
      <text:p text:style-name="P18"/>
      <text:p text:style-name="P18"/>
      <text:p text:style-name="P18"/>
      <text:p text:style-name="P18"/>
      <text:p text:style-name="P18"/>
      <text:p text:style-name="P15"><text:span text:style-name="T20">July 25</text:span><text:span text:style-name="T19">th</text:span><text:span text:style-name="T20"> <text:s/>2016</text:span></text:p>
      <text:p text:style-name="P19">checking for main() in -lboost... no<text:tab/><text:tab/># </text:p>
      <text:p text:style-name="P19">checking for main() in -lfmodex... yes<text:tab/># .so provided by oF</text:p>
      <text:p text:style-name="P19">checking for main() in -lFreeImage... no<text:tab/># </text:p>
      <text:p text:style-name="P19">checking for main() in -lfreetype... yes<text:tab/># libfreetype.bc - llvm bytecode file?</text:p>
      <text:p text:style-name="P19">checking for main() in -lglfw... no<text:tab/><text:tab/># </text:p>
      <text:p text:style-name="P19">checking for main() in -lkiss... yes<text:tab/><text:tab/># libkiss.a<text:span text:style-name="T26">←this needs -fPIC (</text:span><text:span text:style-name="T8">cmake</text:span><text:span text:style-name="T26"> build system)</text:span></text:p>
      <text:p text:style-name="P19">checking for main() in -lpoco... no<text:tab/><text:tab/># </text:p>
      <text:p text:style-name="P20">checking for main() in -ltess2... yes<text:tab/><text:tab/># libtess.a<text:span text:style-name="T26">←this needs -fPIC (</text:span><text:span text:style-name="T8">premake4</text:span><text:span text:style-name="T26"> build system)</text:span></text:p>
      <text:p text:style-name="P19"/>
      <text:p text:style-name="P19">checking for main() in -lutf8cpp... no<text:tab/># header-only library. (all defs in headers)</text:p>
      <text:p text:style-name="P19"/>
      <text:p text:style-name="P19">checking for main() in -lopenFrameworks... yes # libopenFrameworks.a / libopenFrameworksDebug.a </text:p>
      <text:p text:style-name="P19">checking for main() in -lstdc++... yes<text:tab/># ok</text:p>
      <text:p text:style-name="P19">checking for main() in -lOFSketch... yes<text:tab/># ok</text:p>
      <text:p text:style-name="P19"/>
      <text:p text:style-name="P19"/>
      <text:p text:style-name="P19">emscripten ---&gt; c / c++ bytecode =&gt; javascript; using llvm</text:p>
      <text:p text:style-name="P19"/>
      <text:p text:style-name="P19"/>
      <text:p text:style-name="P19"/>
      <text:p text:style-name="P21">additional packages</text:p>
      <text:p text:style-name="P19">sudo apt-get install premake4<text:tab/><text:tab/><text:span text:style-name="T21">(needed to set up </text:span><text:span text:style-name="CODE">tess2</text:span><text:span text:style-name="T21"> build system)</text:span></text:p>
      <text:p text:style-name="P31">sudo apt-get install libglfw3-dev<text:tab/><text:span text:style-name="T23">(needed to build the </text:span><text:span text:style-name="CODE">tess2</text:span><text:span text:style-name="T23"> example. Error shown below.)</text:span></text:p>
      <text:p text:style-name="P31"/>
      <text:p text:style-name="P35">sudo apt-get install cmake<text:tab/><text:tab/>(needed to build <text:span text:style-name="CODE">kiss</text:span>)</text:p>
      <text:p text:style-name="P36">sudo apt-get install glee-dev<text:tab/><text:tab/>(dependency for <text:span text:style-name="CODE">kiss</text:span>)</text:p>
      <text:p text:style-name="P36">sudo apt-get install libglfw-dev<text:tab/>(dependency for <text:span text:style-name="CODE">kiss</text:span>) <text:s text:c="2"/><text:span text:style-name="T28">(not same ver, but prev was example)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/>
      <text:p text:style-name="P37"><text:soft-page-break/>building tess2</text:p>
      <text:p text:style-name="P34"><text:span text:style-name="T22">premake4 gmake</text:span></text:p>
      <text:p text:style-name="P29">cd Build/</text:p>
      <text:p text:style-name="P29"/>
      <text:p text:style-name="P29"/>
      <text:p text:style-name="P29"><text:span text:style-name="CODE">==== Building tess2 (debug) ====</text:span></text:p>
      <text:p text:style-name="P29"><text:span text:style-name="CODE">Creating obj/Debug/tess2</text:span></text:p>
      <text:p text:style-name="P29"><text:span text:style-name="CODE">dict.c</text:span></text:p>
      <text:p text:style-name="P29"><text:span text:style-name="CODE">sweep.c</text:span></text:p>
      <text:p text:style-name="P29"><text:span text:style-name="CODE">geom.c</text:span></text:p>
      <text:p text:style-name="P29"><text:span text:style-name="CODE">mesh.c</text:span></text:p>
      <text:p text:style-name="P29"><text:span text:style-name="CODE">bucketalloc.c</text:span></text:p>
      <text:p text:style-name="P29"><text:span text:style-name="CODE">priorityq.c</text:span></text:p>
      <text:p text:style-name="P29"><text:span text:style-name="CODE">tess.c</text:span></text:p>
      <text:p text:style-name="P29"><text:span text:style-name="CODE">Linking tess2</text:span></text:p>
      <text:p text:style-name="P29"><text:span text:style-name="CODE">==== Building example (debug) ====</text:span></text:p>
      <text:p text:style-name="P29"><text:span text:style-name="CODE">Creating obj/Debug/example</text:span></text:p>
      <text:p text:style-name="P29"><text:span text:style-name="CODE">example.c</text:span></text:p>
      <text:p text:style-name="P29"><text:span text:style-name="CODE">../Example/example.c:6:24: </text:span><text:span text:style-name="CODE"><text:span text:style-name="T6">fatal error: GLFW/glfw3.h: No such file </text:span></text:span><text:span text:style-name="CODE">or directory</text:span></text:p>
      <text:p text:style-name="P29"><text:span text:style-name="CODE">compilation terminated.</text:span></text:p>
      <text:p text:style-name="P29"><text:span text:style-name="CODE">example.make:218: recipe for target 'obj/Debug/example/example.o' failed</text:span></text:p>
      <text:p text:style-name="P29"><text:span text:style-name="CODE">make[1]: *** [obj/Debug/example/example.o] Error 1</text:span></text:p>
      <text:p text:style-name="P29"><text:span text:style-name="CODE">Makefile:20: recipe for target 'example' failed</text:span></text:p>
      <text:p text:style-name="P29"><text:span text:style-name="CODE">make: *** [example] Error 2</text:span></text:p>
      <text:p text:style-name="P29"/>
      <text:p text:style-name="P30"/>
      <text:p text:style-name="P30"/>
      <text:p text:style-name="P30"/>
      <text:p text:style-name="P33"><text:span text:style-name="CODE"><text:span text:style-name="T14">ravenskrag@ravensnest:~/Experiments/OpenFrameworks/of_v0.9.3_libs/custom/</text:span></text:span><text:span text:style-name="CODE"><text:span text:style-name="T15">tess2/Build$ ./example</text:span></text:span><text:span text:style-name="CODE"><text:span text:style-name="T14"> </text:span></text:span></text:p>
      <text:p text:style-name="P33"><text:span text:style-name="CODE"><text:span text:style-name="T15">Failed to init GLFW</text:span></text:span><text:span text:style-name="CODE"><text:span text:style-name="T14">.ravenskrag@ravensnest:~/Experiments/OpenFrameworks/of_v0.9.3_libs/custom/tess2/Build$ </text:span></text:span></text:p>
      <text:p text:style-name="P33"><text:span text:style-name="CODE"><text:span text:style-name="T14"/></text:span></text:p>
      <text:p text:style-name="P32"/>
      <text:p text:style-name="Standard"><text:span text:style-name="T18">can’t run the example regardless tho...</text:span></text:p>
      <text:p text:style-name="Standard"/>
      <text:p text:style-name="Standard"><text:span text:style-name="T18">oh wait, I tried it again and it works now? Huh?</text:span></text:p>
      <text:p text:style-name="P22">Oh well, at least it’s working...?</text:p>
      <text:p text:style-name="P22"/>
      <text:p text:style-name="P24"/>
      <text:p text:style-name="P24"/>
      <text:p text:style-name="P24"/>
      <text:p text:style-name="P24">Make this change, so that<text:line-break/>(I cloned the tess2 repo, but this does not show up in the git diff. Build/ probably excluded.)</text:p>
      <text:p text:style-name="P25">(OH. Well this file doesn’t even exist until after you run <text:span text:style-name="CODE">premake4 gmake</text:span>, so it can’t be in git, <text:span text:style-name="T25">duh</text:span>)</text:p>
      <text:p text:style-name="P24"/>
      <text:p text:style-name="P23"><text:span text:style-name="CODE">Build/tess2.make</text:span></text:p>
      <text:p text:style-name="P23"><text:span text:style-name="CODE"><text:span text:style-name="T11"><text:tab/></text:span></text:span><text:span text:style-name="CODE"><text:span text:style-name="T12">29</text:span></text:span><text:span text:style-name="CODE"><text:tab/></text:span><text:span text:style-name="CODE"><text:span text:style-name="T24">CFLAGS <text:s text:c="3"/>+= $(CPPFLAGS) $(ARCH) -g -Wall </text:span></text:span><text:span text:style-name="CODE"><text:span text:style-name="T7">-fPIC</text:span></text:span></text:p>
      <text:p text:style-name="P23"><text:span text:style-name="CODE"/></text:p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<text:span text:style-name="T13">building </text:span><text:span text:style-name="CODE"><text:span text:style-name="T13">kiss</text:span></text:span></text:p>
      <text:p text:style-name="P26"/>
      <text:p text:style-name="P26"><text:span text:style-name="CODE"><text:span text:style-name="T9">ravenskrag@ravensnest:~/Experiments/OpenFrameworks/of_v0.9.3_libs/custom/kiss$ </text:span></text:span><text:span text:style-name="CODE"><text:span text:style-name="T10">mkdir build</text:span></text:span></text:p>
      <text:p text:style-name="P26"><text:span text:style-name="CODE"><text:span text:style-name="T9">ravenskrag@ravensnest:~/Experiments/OpenFrameworks/of_v0.9.3_libs/custom/kiss$ </text:span></text:span><text:span text:style-name="CODE"><text:span text:style-name="T10">cd build/</text:span></text:span></text:p>
      <text:p text:style-name="P26"><text:span text:style-name="CODE"><text:span text:style-name="T9">ravenskrag@ravensnest:~/Experiments/OpenFrameworks/of_v0.9.3_libs/custom/kiss/build$ </text:span></text:span><text:span text:style-name="CODE"><text:span text:style-name="T10">cmake ..</text:span></text:span></text:p>
      <text:p text:style-name="P26"><text:span text:style-name="CODE"><text:span text:style-name="T9">-- The C compiler identification is GNU 5.4.0</text:span></text:span></text:p>
      <text:p text:style-name="P26"><text:span text:style-name="CODE"><text:span text:style-name="T9">-- The CXX compiler identification is GNU 5.4.0</text:span></text:span></text:p>
      <text:p text:style-name="P26"><text:span text:style-name="CODE"><text:span text:style-name="T9">-- Check for working C compiler: /usr/bin/cc</text:span></text:span></text:p>
      <text:p text:style-name="P26"><text:span text:style-name="CODE"><text:span text:style-name="T9">-- Check for working C compiler: /usr/bin/cc -- works</text:span></text:span></text:p>
      <text:p text:style-name="P26"><text:span text:style-name="CODE"><text:span text:style-name="T9">-- Detecting C compiler ABI info</text:span></text:span></text:p>
      <text:p text:style-name="P26"><text:span text:style-name="CODE"><text:span text:style-name="T9">-- Detecting C compiler ABI info - done</text:span></text:span></text:p>
      <text:p text:style-name="P26"><text:span text:style-name="CODE"><text:span text:style-name="T9">-- Detecting C compile features</text:span></text:span></text:p>
      <text:p text:style-name="P26"><text:span text:style-name="CODE"><text:span text:style-name="T9">-- Detecting C compile features - done</text:span></text:span></text:p>
      <text:p text:style-name="P26"><text:span text:style-name="CODE"><text:span text:style-name="T9">-- Check for working CXX compiler: /usr/bin/c++</text:span></text:span></text:p>
      <text:p text:style-name="P26"><text:span text:style-name="CODE"><text:span text:style-name="T9">-- Check for working CXX compiler: /usr/bin/c++ -- works</text:span></text:span></text:p>
      <text:p text:style-name="P26"><text:span text:style-name="CODE"><text:span text:style-name="T9">-- Detecting CXX compiler ABI info</text:span></text:span></text:p>
      <text:p text:style-name="P26"><text:span text:style-name="CODE"><text:span text:style-name="T9">-- Detecting CXX compiler ABI info - done</text:span></text:span></text:p>
      <text:p text:style-name="P26"><text:span text:style-name="CODE"><text:span text:style-name="T9">-- Detecting CXX compile features</text:span></text:span></text:p>
      <text:p text:style-name="P26"><text:span text:style-name="CODE"><text:span text:style-name="T9">-- Detecting CXX compile features - done</text:span></text:span></text:p>
      <text:p text:style-name="P26"><text:span text:style-name="CODE"><text:span text:style-name="T9">-- Configuring done</text:span></text:span></text:p>
      <text:p text:style-name="P26"><text:span text:style-name="CODE"><text:span text:style-name="T9">-- Generating done</text:span></text:span></text:p>
      <text:p text:style-name="P26"><text:span text:style-name="CODE"><text:span text:style-name="T9">-- Build files have been written to: /home/ravenskrag/Experiments/OpenFrameworks/of_v0.9.3_libs/custom/kiss/build</text:span></text:span></text:p>
      <text:p text:style-name="P26"><text:span text:style-name="CODE"><text:span text:style-name="T9">ravenskrag@ravensnest:~/Experiments/OpenFrameworks/of_v0.9.3_libs/custom/kiss/build$ ls</text:span></text:span></text:p>
      <text:p text:style-name="P26"><text:span text:style-name="CODE"><text:span text:style-name="T9">CMakeCache.txt <text:s/>CMakeFiles <text:s/>cmake_install.cmake <text:s/>Makefile</text:span></text:span></text:p>
      <text:p text:style-name="P26"><text:span text:style-name="CODE"><text:span text:style-name="T9">ravenskrag@ravensnest:~/Experiments/OpenFrameworks/of_v0.9.3_libs/custom/kiss/build$ </text:span></text:span><text:span text:style-name="CODE"><text:span text:style-name="T10">make</text:span></text:span></text:p>
      <text:p text:style-name="P26"><text:span text:style-name="CODE"><text:span text:style-name="T9">Scanning dependencies of target kiss</text:span></text:span></text:p>
      <text:p text:style-name="P26"><text:span text:style-name="CODE"><text:span text:style-name="T9">[ <text:s/>8%] Building C object CMakeFiles/kiss.dir/src/graphics_interface.c.o</text:span></text:span></text:p>
      <text:p text:style-name="P26"><text:span text:style-name="CODE"><text:span text:style-name="T9">In file included from /home/ravenskrag/Experiments/OpenFrameworks/of_v0.9.3_libs/custom/kiss/src/graphics_interface.c:22:0:</text:span></text:span></text:p>
      <text:p text:style-name="P26"><text:span text:style-name="CODE"><text:span text:style-name="T9">/home/ravenskrag/Experiments/OpenFrameworks/of_v0.9.3_libs/custom/kiss/src/kiss.h:24:21: </text:span></text:span><text:span text:style-name="CODE"><text:span text:style-name="T10">fatal error: GL/GLee.h: No such file or directory</text:span></text:span></text:p>
      <text:p text:style-name="P26"><text:span text:style-name="CODE"><text:span text:style-name="T9"><text:s/>#include &lt;GL/GLee.h&gt;</text:span></text:span></text:p>
      <text:p text:style-name="P26"><text:span text:style-name="CODE"><text:span text:style-name="T9"><text:s text:c="21"/>^</text:span></text:span></text:p>
      <text:p text:style-name="P26"><text:span text:style-name="CODE"><text:span text:style-name="T9">compilation terminated.</text:span></text:span></text:p>
      <text:p text:style-name="P26"><text:span text:style-name="CODE"><text:span text:style-name="T9">CMakeFiles/kiss.dir/build.make:62: recipe for target 'CMakeFiles/kiss.dir/src/graphics_interface.c.o' failed</text:span></text:span></text:p>
      <text:p text:style-name="P26"><text:span text:style-name="CODE"><text:span text:style-name="T9">make[2]: *** [CMakeFiles/kiss.dir/src/graphics_interface.c.o] Error 1</text:span></text:span></text:p>
      <text:p text:style-name="P26"><text:span text:style-name="CODE"><text:span text:style-name="T9">CMakeFiles/Makefile2:67: recipe for target 'CMakeFiles/kiss.dir/all' failed</text:span></text:span></text:p>
      <text:p text:style-name="P26"><text:span text:style-name="CODE"><text:span text:style-name="T9">make[1]: *** [CMakeFiles/kiss.dir/all] Error 2</text:span></text:span></text:p>
      <text:p text:style-name="P26"><text:span text:style-name="CODE"><text:span text:style-name="T9">Makefile:127: recipe for target 'all' failed</text:span></text:span></text:p>
      <text:p text:style-name="P26"><text:span text:style-name="CODE"><text:span text:style-name="T9">make: *** [all] Error 2</text:span></text:span></text:p>
      <text:p text:style-name="P26"><text:span text:style-name="CODE"><text:span text:style-name="T9">ravenskrag@ravensnest:~/Experiments/OpenFrameworks/of_v0.9.3_libs/custom/kiss/build$ </text:span></text:span></text:p>
      <text:p text:style-name="P26"><text:span text:style-name="CODE"><text:span text:style-name="T9"/></text:span></text:p>
      <text:p text:style-name="P26"><text:span text:style-name="CODE"><text:span text:style-name="T9"/></text:span></text:p>
      <text:p text:style-name="P26"><text:span text:style-name="CODE"><text:span text:style-name="T9"/></text:span></text:p>
      <text:p text:style-name="P27"><text:span text:style-name="CODE"/></text:p>
      <text:p text:style-name="P27"><text:span text:style-name="T27">this is where you define flags to pass to make, after the cmake system has generate the make files</text:span></text:p>
      <text:p text:style-name="P28"><text:span text:style-name="CODE">/home/ravenskrag/Experiments/OpenFrameworks/of_v0.9.3_libs/custom</text:span><text:span text:style-name="CODE"><text:span text:style-name="T6">/kiss/build/CmakeFiles/kiss.dir/flags.make</text:span></text:span></text:p>
      <text:p text:style-name="P38"/>
      <text:p text:style-name="P38"/>
      <text:p text:style-name="P38"/>
      <text:p text:style-name="P38"/>
      <text:p text:style-name="P38">aonetuhaotneu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>
        <style:tab-stops>
          <style:tab-stop style:position="0.3728in"/>
          <style:tab-stop style:position="0.5016in"/>
        </style:tab-stops>
      </style:paragraph-properties>
      <style:text-properties style:font-name="Arial" fo:font-family="Arial" style:font-family-generic="swiss" style:font-pitch="variable" officeooo:rsid="001950cc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6-07-03T20:20:04.391841718</meta:creation-date>
    <dc:date>2016-07-25T14:41:21.429697013</dc:date>
    <dc:creator>Jason Ko</dc:creator>
    <meta:editing-duration>PT1H52M21S</meta:editing-duration>
    <meta:editing-cycles>36</meta:editing-cycles>
    <meta:generator>LibreOffice/5.1.4.2$Linux_X86_64 LibreOffice_project/10m0$Build-2</meta:generator>
    <meta:document-statistic meta:table-count="0" meta:image-count="0" meta:object-count="0" meta:page-count="10" meta:paragraph-count="161" meta:word-count="1130" meta:character-count="24570" meta:non-whitespace-character-count="23518"/>
  </office:meta>
</office:document-meta>
</file>